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shall, Jonathan</meta:initial-creator>
    <dc:creator>Marshall, Jonathan</dc:creator>
    <meta:creation-date>2015-04-02T02:25:33</meta:creation-date>
    <dc:date>2015-04-02T02:26:16</dc:date>
    <meta:generator>LibreOffice/4.2.7.2$Linux_X86_64 LibreOffice_project/420m0$Build-2</meta:generator>
    <meta:document-statistic meta:table-count="3" meta:cell-count="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